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1811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3.5917in"/>
    </style:style>
    <style:style style:name="co4" style:family="table-column">
      <style:table-column-properties fo:break-before="auto" style:column-width="2.5083in"/>
    </style:style>
    <style:style style:name="co5" style:family="table-column">
      <style:table-column-properties fo:break-before="auto" style:column-width="1.5543in"/>
    </style:style>
    <style:style style:name="co6" style:family="table-column">
      <style:table-column-properties fo:break-before="auto" style:column-width="2.0472in"/>
    </style:style>
    <style:style style:name="co7" style:family="table-column">
      <style:table-column-properties fo:break-before="auto" style:column-width="2.208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Descrição</text:p>
          </table:table-cell>
          <table:table-cell table:style-name="ce1" office:value-type="string">
            <text:p>Código</text:p>
          </table:table-cell>
          <table:table-cell table:style-name="ce2" office:value-type="string">
            <text:p>Parâmetros</text:p>
          </table:table-cell>
          <table:table-cell table:style-name="ce2" table:number-columns-repeated="3"/>
          <table:table-cell table:style-name="ce1" table:number-columns-repeated="1018"/>
        </table:table-row>
        <table:table-row table:style-name="ro1">
          <table:table-cell office:value-type="string">
            <text:p>Requisição de ping</text:p>
          </table:table-cell>
          <table:table-cell office:value-type="string">
            <text:p>ECHO_REQUEST</text:p>
          </table:table-cell>
          <table:table-cell office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>
            <text:p>Resposta de ping</text:p>
          </table:table-cell>
          <table:table-cell office:value-type="string">
            <text:p>ECHO_REPLY</text:p>
          </table:table-cell>
          <table:table-cell office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>
            <text:p>Solicitação de handshake</text:p>
          </table:table-cell>
          <table:table-cell office:value-type="string">
            <text:p>HANDSHAKE_REQUEST</text:p>
          </table:table-cell>
          <table:table-cell office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>
            <text:p>Resposta de handshake</text:p>
          </table:table-cell>
          <table:table-cell office:value-type="string">
            <text:p>HANDSHAKE_REPLY</text:p>
          </table:table-cell>
          <table:table-cell office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>
            <text:p>Confirmação de handshake</text:p>
          </table:table-cell>
          <table:table-cell office:value-type="string">
            <text:p>HANDSHAKE_CONFIRMATION</text:p>
          </table:table-cell>
          <table:table-cell office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>
            <text:p>Solicitação de desconexão</text:p>
          </table:table-cell>
          <table:table-cell office:value-type="string">
            <text:p>DISCONNECT</text:p>
          </table:table-cell>
          <table:table-cell office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>
            <text:p>Solicitação de início da amostragem dos sensores</text:p>
          </table:table-cell>
          <table:table-cell office:value-type="string">
            <text:p>SENSORS_START</text:p>
          </table:table-cell>
          <table:table-cell office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>
            <text:p>Solicitação de parada da amostragem dos sensores</text:p>
          </table:table-cell>
          <table:table-cell office:value-type="string">
            <text:p>SENSORS_STOP</text:p>
          </table:table-cell>
          <table:table-cell office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>
            <text:p>Solicitação de mudança da taxa de amostragem dos sensores</text:p>
          </table:table-cell>
          <table:table-cell office:value-type="string">
            <text:p>SENSORS_RATE</text:p>
          </table:table-cell>
          <table:table-cell office:value-type="string">
            <text:p>(float) Nova taxa de amostragem</text:p>
          </table:table-cell>
          <table:table-cell table:number-columns-repeated="1021"/>
        </table:table-row>
        <table:table-row table:style-name="ro1">
          <table:table-cell office:value-type="string">
            <text:p>Solicitação de status da amostragem dos sensores</text:p>
          </table:table-cell>
          <table:table-cell office:value-type="string">
            <text:p>SENSORS_STATUS_REQUEST</text:p>
          </table:table-cell>
          <table:table-cell office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>
            <text:p>Resposta de status da amostragem dos sensores</text:p>
          </table:table-cell>
          <table:table-cell office:value-type="string">
            <text:p>SENSORS_STATUS_REPLY</text:p>
          </table:table-cell>
          <table:table-cell office:value-type="string">
            <text:p>(boolean) Status [on | off]</text:p>
          </table:table-cell>
          <table:table-cell office:value-type="string">
            <text:p>(float) Taxa de amostragem</text:p>
          </table:table-cell>
          <table:table-cell table:number-columns-repeated="1020"/>
        </table:table-row>
        <table:table-row table:style-name="ro1">
          <table:table-cell office:value-type="string">
            <text:p>Solicitação de início da amostragem da webcam</text:p>
          </table:table-cell>
          <table:table-cell office:value-type="string">
            <text:p>WEBCAM_START</text:p>
          </table:table-cell>
          <table:table-cell office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>
            <text:p>Solicitação de parada da amostragem da webcam</text:p>
          </table:table-cell>
          <table:table-cell office:value-type="string">
            <text:p>WEBCAM_STOP</text:p>
          </table:table-cell>
          <table:table-cell office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>
            <text:p>Solicitação de mudança da taxa de quadros da webcam</text:p>
          </table:table-cell>
          <table:table-cell office:value-type="string">
            <text:p>WEBCAM_RATE</text:p>
          </table:table-cell>
          <table:table-cell office:value-type="string">
            <text:p>(float) Nova taxa de quadros</text:p>
          </table:table-cell>
          <table:table-cell table:number-columns-repeated="1021"/>
        </table:table-row>
        <table:table-row table:style-name="ro1">
          <table:table-cell office:value-type="string">
            <text:p>Solicitação de mudança da resolução da webcam</text:p>
          </table:table-cell>
          <table:table-cell office:value-type="string">
            <text:p>WEBCAM_RESOLUTION</text:p>
          </table:table-cell>
          <table:table-cell office:value-type="string">
            <text:p>(int) Largura em pixels</text:p>
          </table:table-cell>
          <table:table-cell office:value-type="string">
            <text:p>(int) Altura em pixels</text:p>
          </table:table-cell>
          <table:table-cell table:number-columns-repeated="1020"/>
        </table:table-row>
        <table:table-row table:style-name="ro1">
          <table:table-cell office:value-type="string">
            <text:p>Solicitação de status da amostragem da webcam</text:p>
          </table:table-cell>
          <table:table-cell office:value-type="string">
            <text:p>WEBCAM_STATUS_REQUEST</text:p>
          </table:table-cell>
          <table:table-cell office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>
            <text:p>Resposta de status da amostragem da webcam</text:p>
          </table:table-cell>
          <table:table-cell office:value-type="string">
            <text:p>WEBCAM_STATUS_REPLY</text:p>
          </table:table-cell>
          <table:table-cell office:value-type="string">
            <text:p>(boolean) Nova taxa de amostragem</text:p>
          </table:table-cell>
          <table:table-cell office:value-type="string">
            <text:p>(float) Taxa de quadros</text:p>
          </table:table-cell>
          <table:table-cell office:value-type="string">
            <text:p>(int) Largura em pixels</text:p>
          </table:table-cell>
          <table:table-cell office:value-type="string">
            <text:p>(int) Altura em pixels</text:p>
          </table:table-cell>
          <table:table-cell office:value-type="string">
            <text:p>(boolean) Status da stream [on | off]</text:p>
          </table:table-cell>
          <table:table-cell office:value-type="string">
            <text:p>(boolean) Porta da stream</text:p>
          </table:table-cell>
          <table:table-cell table:number-columns-repeated="1016"/>
        </table:table-row>
        <table:table-row table:style-name="ro1">
          <table:table-cell office:value-type="string">
            <text:p>Solicitação de mudança da velocidade dos motores</text:p>
          </table:table-cell>
          <table:table-cell office:value-type="string">
            <text:p>ENGINES_SPEED</text:p>
          </table:table-cell>
          <table:table-cell office:value-type="string">
            <text:p>(int) Nova velocidade da roda esquerda (Valor de 0 a 255)</text:p>
          </table:table-cell>
          <table:table-cell office:value-type="string">
            <text:p>(int) Nova velocidade da roda direita (Valor de 0 a 255)</text:p>
          </table:table-cell>
          <table:table-cell table:number-columns-repeated="1020"/>
        </table:table-row>
        <table:table-row table:style-name="ro1">
          <table:table-cell office:value-type="string">
            <text:p>Solicitação de status dos motores</text:p>
          </table:table-cell>
          <table:table-cell office:value-type="string">
            <text:p>ENGINES_STATUS_REQUEST</text:p>
          </table:table-cell>
          <table:table-cell office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>
            <text:p>Resposta de status dos motores</text:p>
          </table:table-cell>
          <table:table-cell office:value-type="string">
            <text:p>ENGINES_STATUS_REPLY</text:p>
          </table:table-cell>
          <table:table-cell office:value-type="string">
            <text:p>(int) Velocidade programada da roda esquerda (Valor de 0 a 255)</text:p>
          </table:table-cell>
          <table:table-cell office:value-type="string">
            <text:p>(int) Velocidade programada da roda direita (Valor de 0 a 255)</text:p>
          </table:table-cell>
          <table:table-cell table:number-columns-repeated="1020"/>
        </table:table-row>
        <table:table-row table:style-name="ro1">
          <table:table-cell office:value-type="string">
            <text:p>Envio de leituras dos encoders</text:p>
          </table:table-cell>
          <table:table-cell office:value-type="string">
            <text:p>ENCODERS</text:p>
          </table:table-cell>
          <table:table-cell office:value-type="string">
            <text:p>(int) Leitura roda esquerda</text:p>
          </table:table-cell>
          <table:table-cell office:value-type="string">
            <text:p>(int) Leitura roda direita</text:p>
          </table:table-cell>
          <table:table-cell office:value-type="string">
            <text:p>(long) timestamp</text:p>
          </table:table-cell>
          <table:table-cell table:number-columns-repeated="1019"/>
        </table:table-row>
        <table:table-row table:style-name="ro1">
          <table:table-cell office:value-type="string">
            <text:p>Envio de leituras do acelerômetro e giroscópio</text:p>
          </table:table-cell>
          <table:table-cell office:value-type="string">
            <text:p>ACEL_GYRO</text:p>
          </table:table-cell>
          <table:table-cell office:value-type="string">
            <text:p>(int) Aceleração em X</text:p>
          </table:table-cell>
          <table:table-cell office:value-type="string">
            <text:p>(int) Aceleração em Y</text:p>
          </table:table-cell>
          <table:table-cell office:value-type="string">
            <text:p>(int) Aceleração em Z</text:p>
          </table:table-cell>
          <table:table-cell office:value-type="string">
            <text:p>(int) Aceleração angular em X</text:p>
          </table:table-cell>
          <table:table-cell office:value-type="string">
            <text:p>(int) Aceleração angular em Y</text:p>
          </table:table-cell>
          <table:table-cell office:value-type="string">
            <text:p>(int) Aceleração angular em Z</text:p>
          </table:table-cell>
          <table:table-cell office:value-type="string">
            <text:p>(long) timestamp</text:p>
          </table:table-cell>
          <table:table-cell table:number-columns-repeated="1015"/>
        </table:table-row>
        <table:table-row table:style-name="ro1">
          <table:table-cell office:value-type="string">
            <text:p>Envio de leituras dos sensores ópticos</text:p>
          </table:table-cell>
          <table:table-cell office:value-type="string">
            <text:p>OPTICAL_SENSORS</text:p>
          </table:table-cell>
          <table:table-cell office:value-type="string">
            <text:p>(float[]) Distâncias detectadas pelos sensores ópticos</text:p>
          </table:table-cell>
          <table:table-cell office:value-type="string">
            <text:p>(long) timestamp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</meta:initial-creator>
    <meta:creation-date>2013-03-23T21:43:58</meta:creation-date>
    <dc:date>2013-03-23T23:21:43</dc:date>
    <dc:creator>Stefan </dc:creator>
    <meta:editing-duration>PT1H31M</meta:editing-duration>
    <meta:editing-cycles>6</meta:editing-cycles>
    <meta:generator>LibreOffice/3.5$Linux_X86_64 LibreOffice_project/350m1$Build-2</meta:generator>
    <meta:document-statistic meta:table-count="3" meta:cell-count="90" meta:object-count="0"/>
  </office:meta>
</office:document-meta>
</file>